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C3644EDC.png" manifest:media-type="image/png"/>
  <manifest:file-entry manifest:full-path="Pictures/100000010000078000000438195F17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-0.078in" svg:y="0.5362in" svg:width="6.6929in" svg:height="3.7646in" draw:z-index="1"><draw:image xlink:href="Pictures/100000010000078000000438195F1775.png" xlink:type="simple" xlink:show="embed" xlink:actuate="onLoad" draw:mime-type="image/png"/></draw:frame>apply filter year 2006</text:p>
      <text:p text:style-name="Standard"/>
      <text:p text:style-name="Standard"/>
      <text:p text:style-name="Standard"/>
      <text:p text:style-name="Standard">Click on the Falcon Sat</text:p>
      <text:p text:style-name="Standard"/>
      <text:p text:style-name="Standard"><draw:frame draw:style-name="fr1" draw:name="Image1" text:anchor-type="char" svg:x="-0.0102in" svg:y="0.1154in" svg:width="6.6929in" svg:height="3.7646in" draw:z-index="0"><draw:image xlink:href="Pictures/100000010000078000000438C3644ED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20:19:54.107221077</meta:creation-date>
    <dc:date>2025-04-02T20:22:12.320866932</dc:date>
    <meta:editing-duration>PT2M19S</meta:editing-duration>
    <meta:editing-cycles>1</meta:editing-cycles>
    <meta:document-statistic meta:table-count="0" meta:image-count="2" meta:object-count="0" meta:page-count="2" meta:paragraph-count="2" meta:word-count="9" meta:character-count="45" meta:non-whitespace-character-count="38"/>
    <meta:generator>LibreOffice/24.8.6.2$Linux_X86_64 LibreOffice_project/d50be90c1d90f0f90a5235ffcbbafbbfa38a83c2</meta:generator>
  </office:meta>
</office:document-meta>
</file>